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 Light"/>
    </style:style>
    <style:style style:name="P2" style:family="paragraph" style:parent-style-name="Standard">
      <style:paragraph-properties fo:text-align="center" style:justify-single-word="false"/>
      <style:text-properties style:font-name="Calibri Light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alibri Light" fo:font-style="italic" fo:font-weight="bold" officeooo:rsid="001dd465" officeooo:paragraph-rsid="001dd465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alibri Light" fo:font-style="italic" fo:font-weight="bold" officeooo:rsid="001fcd47" officeooo:paragraph-rsid="001fcd47" style:font-style-asian="italic" style:font-weight-asian="bold" style:font-style-complex="italic" style:font-weight-complex="bold"/>
    </style:style>
    <style:style style:name="P5" style:family="paragraph" style:parent-style-name="Text_20_body">
      <style:paragraph-properties fo:text-align="justify" style:justify-single-word="false"/>
      <style:text-properties style:font-name="Calibri Light"/>
    </style:style>
    <style:style style:name="P6" style:family="paragraph" style:parent-style-name="Text_20_body">
      <style:paragraph-properties fo:text-align="justify" style:justify-single-word="false"/>
      <style:text-properties style:font-name="Calibri Light" officeooo:rsid="001fcd47" officeooo:paragraph-rsid="001fcd47"/>
    </style:style>
    <style:style style:name="P7" style:family="paragraph" style:parent-style-name="Text_20_body" style:list-style-name="L1">
      <style:paragraph-properties fo:text-align="justify" style:justify-single-word="false"/>
      <style:text-properties officeooo:paragraph-rsid="001fcd47"/>
    </style:style>
    <style:style style:name="P8" style:family="paragraph" style:parent-style-name="Text_20_body" style:list-style-name="L1">
      <style:paragraph-properties fo:text-align="justify" style:justify-single-word="false"/>
      <style:text-properties fo:font-weight="bold" officeooo:rsid="001fcd47" officeooo:paragraph-rsid="001fcd47" style:font-weight-asian="bold" style:font-weight-complex="bold"/>
    </style:style>
    <style:style style:name="P9" style:family="paragraph" style:parent-style-name="Text_20_body" style:list-style-name="L1">
      <style:paragraph-properties fo:text-align="justify" style:justify-single-word="false"/>
      <style:text-properties officeooo:rsid="001fcd47" officeooo:paragraph-rsid="001fcd47"/>
    </style:style>
    <style:style style:name="P10" style:family="paragraph" style:parent-style-name="Text_20_body">
      <style:paragraph-properties fo:text-align="justify" style:justify-single-word="false"/>
      <style:text-properties officeooo:rsid="001fcd47" officeooo:paragraph-rsid="001fcd47"/>
    </style:style>
    <style:style style:name="T1" style:family="text">
      <style:text-properties officeooo:rsid="001dd465"/>
    </style:style>
    <style:style style:name="T2" style:family="text">
      <style:text-properties style:font-name="Calibri Light"/>
    </style:style>
    <style:style style:name="T3" style:family="text">
      <style:text-properties style:font-name="Calibri Light" fo:font-weight="bold" style:font-weight-asian="bold" style:font-weight-complex="bold"/>
    </style:style>
    <style:style style:name="T4" style:family="text">
      <style:text-properties style:font-name="Calibri Light" fo:font-weight="bold" officeooo:rsid="001fcd47" style:font-weight-asian="bold" style:font-weight-complex="bold"/>
    </style:style>
    <style:style style:name="T5" style:family="text">
      <style:text-properties style:font-name="Calibri Light" fo:font-weight="normal" style:font-weight-asian="normal" style:font-weight-complex="normal"/>
    </style:style>
    <style:style style:name="T6" style:family="text">
      <style:text-properties style:font-name="Calibri Light" fo:font-weight="normal" officeooo:rsid="001fcd47" style:font-weight-asian="normal" style:font-weight-complex="normal"/>
    </style:style>
    <style:style style:name="T7" style:family="text">
      <style:text-properties style:font-name="Calibri Light" fo:font-weight="normal" officeooo:rsid="00209700" style:font-weight-asian="normal" style:font-weight-complex="normal"/>
    </style:style>
    <style:style style:name="T8" style:family="text">
      <style:text-properties officeooo:rsid="00209700"/>
    </style:style>
    <style:style style:name="T9" style:family="text">
      <style:text-properties officeooo:rsid="0022068f"/>
    </style:style>
    <style:style style:name="T10" style:family="text">
      <style:text-properties officeooo:rsid="0022c42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ÍNCIPIOS DE ORIENTAÇÃO A OBJETOS</text:p>
      <text:p text:style-name="P1">JAVASCRIPT COM PROTOTYPES <text:span text:style-name="T10">by Anderson Martins (www.atmm.dev)</text:span></text:p>
      <text:p text:style-name="P1"/>
      <text:p text:style-name="P4">INTRODUÇÃO</text:p>
      <text:p text:style-name="P4"/>
      <text:p text:style-name="P6"><text:tab/>A programação orientada à objetos, sempre foi associada a linguagens que normalmente são ensinadas nas escolas e universidades, como C#, C++ e Java, que tem classes como base para esse tipo de programação.</text:p>
      <text:p text:style-name="P6"><text:tab/>Os padrões de design comuns da indústria da programação também reforçam o conceito baseado em classes. No entanto, a<text:span text:style-name="T1">ntes do ECMAScript 2015 (ES6) não existiam classes, então focaremos em prototypes </text:span><text:span text:style-name="T8">ou simplesmente protótipos</text:span><text:span text:style-name="T1">, </text:span>f<text:span text:style-name="T8">i</text:span>cando assim confuso ao <text:span text:style-name="T9">se</text:span> trabalhar com JavaScript.</text:p>
      <text:p text:style-name="P6"/>
      <text:p text:style-name="P6"><text:tab/>As linguagens orientadas à objetos apresentam algumas características:</text:p>
      <text:list text:style-name="L1">
        <text:list-item>
          <text:p text:style-name="P7"><text:span text:style-name="T4">ENCAPSULAMENTO: </text:span><text:span text:style-name="T6">Os dados podem ser agrupados com funcionalidades que operam sobre eles. Essa é basicamente a definição de um objeto.</text:span></text:p>
        </text:list-item>
        <text:list-item>
          <text:p text:style-name="P8"><text:span text:style-name="T2">AGREGAÇÃO:</text:span><text:span text:style-name="T5"> Um objeto pode referenciar um outro objeto.</text:span></text:p>
        </text:list-item>
        <text:list-item>
          <text:p text:style-name="P8"><text:span text:style-name="T2">HERANÇA: </text:span><text:span text:style-name="T5">Um objeto recém-criado tem as mesmas características que outro objeto sem duplicar as mesmas funcionalidades explicitamente.</text:span></text:p>
        </text:list-item>
        <text:list-item>
          <text:p text:style-name="P9"><text:span text:style-name="T3">POLIMORFISMO: </text:span><text:span text:style-name="T5">Uma interface pode ser implementada por múltiplos objetos.</text:span></text:p>
        </text:list-item>
      </text:list>
      <text:p text:style-name="P10"><text:span text:style-name="T5"><text:tab/></text:span></text:p>
      <text:p text:style-name="P10"><text:span text:style-name="T5"><text:tab/>O JavaScript apresenta todas essas características, mas, como a linguagem não abrange o conceito de classes, algumas delas não são implementadas exatamente da maneira que você imaginaria. </text:span><text:span text:style-name="T7">Um olhar mais profundo na linguagem, no entanto, revela a existência de objetos por meio do uso da notação de ponto (.)</text:span></text:p>
      <text:p text:style-name="P10"><text:span text:style-name="T7"><text:tab/>Muitas linguagens orientadas à objetos usam a notação de ponto para acessar propriedades e métodos de objetos, e no JavaScript, sintaticamente, ocorre o mesmo. Deixaremos para trás as noções de classes e herança baseada em classes, e conheceremos a herança baseada em protótipos e as funções construtoras que se comportam de modo semelhante.</text:span></text:p>
      <text:p text:style-name="P3"/>
      <text:p text:style-name="P3">TIPOS PRIMITIVOS E DE REFERÊNCIA</text:p>
      <text:p text:style-name="P3"/>
      <text:p text:style-name="P5">Em vez de definir as classes <text:span text:style-name="T1">desde o início, com JavaScript você pode simplesmente escrever código e criar as estruturas de dados à medida que precisar dela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2T11:40:30.132000000</meta:creation-date>
    <dc:date>2023-11-12T13:03:30.344000000</dc:date>
    <meta:editing-duration>PT1H22M59S</meta:editing-duration>
    <meta:editing-cycles>5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5" meta:word-count="287" meta:character-count="1897" meta:non-whitespace-character-count="1622"/>
  </office:meta>
</office:document-meta>
</file>